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difficulté de ce processus, comme soulevé dans l'introduction, provient du manque de sémantique des élements du langage de la norme actuelle de HTML (HTML 4).</text:p>
      <text:p text:style-name="Standard"/>
      <text:p text:style-name="Standard">• &lt;DIV&gt; définit une section mais à une valeur sémantique neutre. La valeur sémantique n'est connu que par son auteur au travers l'attribution de classe d'appartemence. Ces classes permettent d'associer une mise en forme aux élements. Il n'y a pas de contrainte sur l'imbrication des balises. On ne peut pas savoir si elles representent une section, une sous-section.</text:p>
      <text:p text:style-name="Standard"/>
      <text:p text:style-name="Standard">• Chaque section correspond à une partie d'un document. Ces parties ne décrivent pas systematiquement un contenu linéaire. Par exemple on peut trouver des blocs correspondant à des publicités, sans rapport avec la section parent. </text:p>
      <text:p text:style-name="Standard"/>
      <text:p text:style-name="Standard">• Chaque section représentent une partie du document, cependant certaine section contiennent pas d' informations en rapport avec le contenu du document mais sur le site web. C'est le cas des menus, des logos, etc... </text:p>
      <text:p text:style-name="Standard"/>
      <text:p text:style-name="Standard">En effet, le mécanisme de structuracturation des pages est trop générique, ce qui le rend ambiguie la sémantique des elements. Ce mécanisme repose en parti sur l'élement &lt;DIV&gt; qui permet de diviser le document, la sémantique de cet element est neutre, on ne connait pas la signification de cette division. De plus il n y'a pas de restiction dans les imbrications des élements &lt;DIV&gt; ce qui rend difficile de connaître les limites sémantiques. </text:p>
      <text:p text:style-name="Standard"/>
      <text:p text:style-name="Standard">L' ambiguité syntaxique Le processus d'extraction est rendu compliqué par les mécanisme trop générique et le détournement qui est fait de la syntaxe des élements du langage. </text:p>
      <text:p text:style-name="Standard"/>
      <text:p text:style-name="Standard">Le mécanisme de structuration générique proposé par HTML 4 est bien adapté la description d'une structure hierarhcique dans document mais peu à un contenu heterogène. On ne pas identifier le rôle des différents élements dans la structure.</text:p>
      <text:p text:style-name="Standard"/>
      <text:p text:style-name="Standard">La mauvaise utilisation des balises. Par exemple, la balise &lt;div&gt; (dans le spécification de HTML 4) est utilisé pour divisé la structure du document de manière hierarchique, or en pratique elle est également utilisé pour appliquer un style de mise en forme sur un ensemble d'élement. La balise &lt;hr&gt; est un autre exemple de dérive.</text:p>
      <text:p text:style-name="Standard"/>
      <text:p text:style-name="Standard">Il est en résulte que la structure sous jacente peut ne pas être représentatif de l'intention de l'auteur du document. En d'autre terme la représentation visuelle peut ne pas être coherente avec la structure sous-jacente. Quelques approches (citer quelques articles) Nous traitons ici d'une approche par segmention visuel, une segmentation basé sur l'interpretation qu'un humain à d'une page au travers d'un navigateur internet. Puis nous parlemenrons d'une approche basé sur un modèle probabilis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3-04T08:43:33</meta:creation-date>
    <dc:date>2014-03-04T08:44:25</dc:date>
    <dc:creator>Asus </dc:creator>
    <meta:editing-duration>P0D</meta:editing-duration>
    <meta:editing-cycles>1</meta:editing-cycles>
    <meta:document-statistic meta:table-count="0" meta:image-count="0" meta:object-count="0" meta:page-count="1" meta:paragraph-count="9" meta:word-count="419" meta:character-count="2659" meta:non-whitespace-character-count="2245"/>
    <meta:generator>LibreOffice/3.5$Linux_x86 LibreOffice_project/350m1$Build-2</meta:generator>
  </office:meta>
</office:document-meta>
</file>